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5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29605504" text:id="ct3296055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5728504941900315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01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05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06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06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07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13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19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2"><text:span text:style-name="T8"/></text:p>
            <text:p text:style-name="P12"><text:span text:style-name="T8">lawlessness / one going / perversity</text:span></text:p>
            <text:p text:style-name="P12"><text:span text:style-name="T8">mouth</text:span>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2"><text:span text:style-name="T8"/></text:p>
            <text:p text:style-name="P12"><text:span text:style-name="T8">one provoking / in. fingers+his</text:span>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19">/] 20200517_164412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 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3"/>רַגְלַיִם מְמַהֲרוֹת, לָרוּץ לָרָעָה.<text:tab/>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</table:table-cell>
        </table:table-row>
        <table:table-row table:style-name="表29.150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><text:soft-page-break/></text:p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32960550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325751521232180906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<text:soft-page-break/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17T16:45:48.46</dc:date>
    <dc:creator>iwabuchi ken</dc:creator>
    <meta:editing-duration>P5DT20H31M19S</meta:editing-duration>
    <meta:editing-cycles>370</meta:editing-cycles>
    <meta:generator>OpenOffice/4.1.3$Win32 OpenOffice.org_project/413m1$Build-9783</meta:generator>
    <meta:document-statistic meta:table-count="9" meta:image-count="0" meta:object-count="0" meta:page-count="27" meta:paragraph-count="659" meta:word-count="3713" meta:character-count="18128"/>
  </office:meta>
</office:document-meta>
</file>